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2c9" officeooo:paragraph-rsid="000ec2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23:00:25.013463676</meta:creation-date>
    <dc:date>2018-12-07T23:27:26.035354330</dc:date>
    <meta:editing-duration>PT50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